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3.085cm" fo:min-width="7.437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f10d0c" draw:fill-color="#ff3838" draw:textarea-horizontal-align="justify" draw:textarea-vertical-align="middle" draw:auto-grow-height="false" fo:min-height="3.243cm" fo:min-width="6.802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4.586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10.29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607cm" fo:min-width="6.167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607cm" fo:min-width="6.48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607cm" fo:min-width="6.484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212cm" svg:stroke-color="#c9211e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4.83cm" fo:min-width="4.58cm" loext:decorative="false"/>
      <style:paragraph-properties style:writing-mode="lr-tb"/>
    </style:style>
    <style:style style:name="gr12" style:family="graphic" style:parent-style-name="objectwithoutfill">
      <style:graphic-properties svg:stroke-width="0.159cm" svg:stroke-color="#168253" draw:marker-start-width="0.438cm" draw:marker-end="Arrowheads_20_2" draw:marker-end-width="0.538cm" draw:fill="none" draw:textarea-vertical-align="middle" fo:padding-top="0.204cm" fo:padding-bottom="0.204cm" fo:padding-left="0.329cm" fo:padding-right="0.3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3838"/>
      <style:paragraph-properties fo:text-align="center" style:writing-mode="lr-tb"/>
    </style:style>
    <style:style style:name="P5" style:family="paragraph">
      <style:paragraph-properties fo:text-align="center"/>
      <style:text-properties fo:font-size="28pt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72cm" svg:height="1.905cm" svg:x="6.08cm" svg:y="1.317cm">
          <draw:text-box>
            <text:p text:style-name="P1"><text:span text:style-name="T1">REACT DOM</text:span></text:p>
          </draw:text-box>
        </draw:frame>
        <draw:custom-shape draw:style-name="gr2" draw:text-style-name="P3" draw:layer="layout" svg:width="7.937cm" svg:height="13.335cm" svg:x="1.635cm" svg:y="4.175cm">
          <text:p text:style-name="P1">ECHTE DO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937cm" svg:height="13.335cm" svg:x="11.16cm" svg:y="4.175cm">
          <text:p text:style-name="P1">VIRTUAL DO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302cm" svg:height="3.493cm" svg:x="11.478cm" svg:y="14.652cm">
          <text:p text:style-name="P1">Neue Komponent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1.905cm" svg:x="7.032cm" svg:y="6.397cm">
          <text:p text:style-name="P1">Unterschied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7.302cm" svg:height="3.493cm" svg:x="1.953cm" svg:y="14.652cm">
          <text:p text:style-name="P1">Neue Komponent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5" draw:text-style-name="P6" draw:layer="layout" svg:width="8.89cm" svg:height="2.54cm" svg:x="5.445cm" svg:y="1.952cm">
          <draw:text-box>
            <text:p text:style-name="P5"><text:span text:style-name="T2">PROPS</text:span></text:p>
          </draw:text-box>
        </draw:frame>
        <draw:custom-shape draw:style-name="gr6" draw:text-style-name="P8" draw:layer="layout" svg:width="10.795cm" svg:height="2.54cm" svg:x="5.445cm" svg:y="4.81cm">
          <text:p text:style-name="P7">Parent Element</text:p>
          <text:p text:style-name="P7">Text=”submit”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667cm" svg:height="2.857cm" svg:x="5.763cm" svg:y="8.302cm">
          <text:p text:style-name="P7">Child / Parent</text:p>
          <text:p text:style-name="P7">text=”submti”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985cm" svg:height="2.857cm" svg:x="5.762cm" svg:y="12.112cm">
          <text:p text:style-name="P7">Child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984cm" svg:height="2.857cm" svg:x="5.763cm" svg:y="16.24cm">
          <text:p text:style-name="P7">Child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6.397cm" svg:y1="6.715cm" svg:x2="6.397cm" svg:y2="21.955cm">
          <text:p/>
        </draw:line>
      </draw:page>
      <draw:page draw:name="page3" draw:style-name="dp1" draw:master-page-name="Default">
        <draw:frame draw:style-name="gr5" draw:text-style-name="P6" draw:layer="layout" svg:width="8.89cm" svg:height="2.54cm" svg:x="5.445cm" svg:y="1.952cm">
          <draw:text-box>
            <text:p text:style-name="P5"><text:span text:style-name="T2">CONTEXT (useContext)</text:span></text:p>
          </draw:text-box>
        </draw:frame>
        <draw:custom-shape draw:style-name="gr6" draw:text-style-name="P8" draw:layer="layout" svg:width="10.795cm" svg:height="2.54cm" svg:x="7.032cm" svg:y="6.08cm">
          <text:p text:style-name="P7">Parent Element</text:p>
          <text:p text:style-name="P7"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667cm" svg:height="2.857cm" svg:x="7.463cm" svg:y="8.302cm">
          <text:p text:style-name="P7">Child / Parent</text:p>
          <text:p text:style-name="P7"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985cm" svg:height="2.857cm" svg:x="8.415cm" svg:y="10.842cm">
          <text:p text:style-name="P7">Child</text:p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984cm" svg:height="2.857cm" svg:x="9.685cm" svg:y="13.065cm">
          <text:p text:style-name="P7">Child</text:p>
          <text:p text:style-name="P7">Hier wird submit verwende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5.08cm" svg:x="1.317cm" svg:y="10.207cm">
          <text:p text:style-name="P1">TextContext</text:p>
          <text:p text:style-name="P1">=&gt; store für daten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3.857cm" svg:y1="14.97cm" svg:x2="10.525cm" svg:y2="14.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1:25:14.731695354</meta:creation-date>
    <dc:date>2024-05-23T10:51:14.274321616</dc:date>
    <meta:editing-duration>P1DT5H38M42S</meta:editing-duration>
    <meta:editing-cycles>2</meta:editing-cycles>
    <meta:generator>LibreOffice/7.6.2.1$MacOSX_AARCH64 LibreOffice_project/56f7684011345957bbf33a7ee678afaf4d2ba333</meta:generator>
    <meta:document-statistic meta:object-count="19"/>
  </office:meta>
</office:document-meta>
</file>